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3.531cm" fo:min-width="0cm" fo:padding-top="0.127cm" fo:padding-bottom="0.127cm" fo:padding-left="0.254cm" fo:padding-right="0.254cm" fo:wrap-option="wrap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bottom" draw:auto-grow-height="true" draw:auto-grow-width="false" fo:min-height="3.914cm" fo:min-width="0cm" fo:padding-top="0.127cm" fo:padding-bottom="0.127cm" fo:padding-left="0.254cm" fo:padding-right="0.254cm" fo:wrap-option="wrap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576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margin-top="0.264cm" fo:margin-bottom="0cm" fo:line-height="80%" fo:text-indent="0cm"/>
    </style:style>
    <style:style style:name="P7" style:family="paragraph">
      <style:paragraph-properties fo:margin-left="0cm" fo:margin-right="0cm" fo:margin-top="0.229cm" fo:margin-bottom="0cm" fo:line-height="80%" fo:text-indent="0cm"/>
    </style:style>
    <style:style style:name="P8" style:family="paragraph">
      <style:paragraph-properties fo:margin-left="0.952cm" fo:margin-right="0cm" fo:margin-top="0.264cm" fo:margin-bottom="0cm" fo:line-height="80%" fo:text-indent="-0.952cm"/>
    </style:style>
    <style:style style:name="P9" style:family="paragraph">
      <style:paragraph-properties fo:margin-left="0.952cm" fo:margin-right="0cm" fo:margin-top="0.114cm" fo:margin-bottom="0cm" fo:line-height="80%" fo:text-indent="-0.952cm"/>
    </style:style>
    <style:style style:name="P10" style:family="paragraph">
      <style:paragraph-properties fo:margin-left="0cm" fo:margin-right="0cm" fo:margin-top="0.246cm" fo:margin-bottom="0cm" fo:text-indent="0cm"/>
    </style:style>
    <style:style style:name="P11" style:family="paragraph">
      <style:paragraph-properties fo:margin-left="0cm" fo:margin-right="0cm" fo:margin-top="0.282cm" fo:margin-bottom="0cm" fo:line-height="90%" fo:text-indent="0cm"/>
    </style:style>
    <style:style style:name="P12" style:family="paragraph">
      <style:paragraph-properties fo:margin-left="0cm" fo:margin-right="0cm" fo:margin-top="0.246cm" fo:margin-bottom="0cm" fo:line-height="90%" fo:text-indent="0cm"/>
    </style:style>
    <style:style style:name="P13" style:family="paragraph">
      <style:paragraph-properties fo:margin-left="2.063cm" fo:margin-right="0cm" fo:margin-top="0.246cm" fo:margin-bottom="0cm" fo:line-height="90%" fo:text-indent="-0.793cm"/>
    </style:style>
    <style:style style:name="P14" style:family="paragraph">
      <style:paragraph-properties fo:margin-left="0cm" fo:margin-right="0cm" fo:margin-top="0.238cm" fo:margin-bottom="0cm" fo:line-height="80%" fo:text-indent="0cm"/>
    </style:style>
    <style:style style:name="P15" style:family="paragraph">
      <style:paragraph-properties fo:margin-left="0cm" fo:margin-right="0cm" fo:margin-top="0.211cm" fo:margin-bottom="0cm" fo:line-height="80%" fo:text-indent="0cm"/>
    </style:style>
    <style:style style:name="P16" style:family="paragraph">
      <style:paragraph-properties fo:margin-left="0cm" fo:margin-right="0cm" fo:margin-top="0.194cm" fo:margin-bottom="0cm" fo:line-height="80%" fo:text-indent="0cm"/>
    </style:style>
    <style:style style:name="P17" style:family="paragraph">
      <style:paragraph-properties fo:margin-left="0cm" fo:margin-right="0cm" fo:margin-top="0.176cm" fo:margin-bottom="0cm" fo:line-height="80%" fo:text-indent="0cm"/>
    </style:style>
    <style:style style:name="P18" style:family="paragraph">
      <style:paragraph-properties fo:margin-left="0cm" fo:margin-right="0cm" fo:margin-top="0.149cm" fo:margin-bottom="0cm" fo:line-height="80%" fo:text-indent="0cm"/>
    </style:style>
    <style:style style:name="P19" style:family="paragraph">
      <style:paragraph-properties fo:margin-left="0cm" fo:margin-right="0cm" fo:margin-top="0.123cm" fo:margin-bottom="0cm" fo:line-height="100%" fo:text-indent="0cm"/>
    </style:style>
    <style:style style:name="P20" style:family="paragraph">
      <style:paragraph-properties fo:margin-left="0cm" fo:margin-right="0cm" fo:margin-top="0.141cm" fo:margin-bottom="0cm" fo:line-height="90%" fo:text-indent="0cm"/>
    </style:style>
    <style:style style:name="P21" style:family="paragraph">
      <style:paragraph-properties fo:margin-left="0cm" fo:margin-right="0cm" fo:margin-top="0.264cm" fo:margin-bottom="0cm" fo:line-height="90%" fo:text-indent="0cm"/>
    </style:style>
    <style:style style:name="P22" style:family="paragraph">
      <style:paragraph-properties fo:margin-left="0cm" fo:margin-right="0cm" fo:margin-top="0.229cm" fo:margin-bottom="0cm" fo:line-height="90%" fo:text-indent="0cm"/>
    </style:style>
    <style:style style:name="P23" style:family="paragraph">
      <style:paragraph-properties fo:margin-left="0cm" fo:margin-right="0cm" fo:margin-top="0.123cm" fo:margin-bottom="0cm" fo:line-height="90%" fo:text-indent="0cm"/>
    </style:style>
    <style:style style:name="P24" style:family="paragraph">
      <style:paragraph-properties fo:margin-left="0cm" fo:margin-right="0cm" fo:margin-top="0.123cm" fo:margin-bottom="0cm" fo:text-indent="0cm"/>
    </style:style>
    <style:style style:name="P25" style:family="paragraph">
      <style:paragraph-properties fo:margin-left="0cm" fo:margin-right="0cm" fo:margin-top="0.114cm" fo:margin-bottom="0cm" fo:line-height="80%" fo:text-indent="0cm"/>
    </style:style>
    <style:style style:name="T1" style:family="text">
      <style:text-properties fo:color="#000000" fo:language="en" fo:country="US"/>
    </style:style>
    <style:style style:name="T2" style:family="text">
      <style:text-properties fo:color="#898989" fo:language="en" fo:country="US"/>
    </style:style>
    <style:style style:name="T3" style:family="text">
      <style:text-properties fo:color="#ffffff" fo:font-size="16pt" style:font-size-asian="16pt" style:font-size-complex="16pt"/>
    </style:style>
    <style:style style:name="T4" style:family="text">
      <style:text-properties fo:language="en" fo:country="US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30pt" fo:language="en" fo:country="US" style:font-size-asian="30pt" style:font-size-complex="30pt"/>
    </style:style>
    <style:style style:name="T7" style:family="text">
      <style:text-properties fo:font-size="26pt" fo:language="en" fo:country="US" style:font-size-asian="26pt" style:font-size-complex="26pt"/>
    </style:style>
    <style:style style:name="T8" style:family="text">
      <style:text-properties fo:color="#ff0000" fo:font-size="26pt" fo:language="en" fo:country="US" fo:font-weight="bold" style:font-size-asian="26pt" style:font-weight-asian="bold" style:font-size-complex="26pt" style:font-weight-complex="bold"/>
    </style:style>
    <style:style style:name="T9" style:family="text">
      <style:text-properties fo:color="#ff0000" fo:font-size="26pt" fo:language="en" fo:country="US" style:font-size-asian="26pt" style:font-size-complex="26pt"/>
    </style:style>
    <style:style style:name="T10" style:family="text">
      <style:text-properties fo:font-size="13pt" fo:language="en" fo:country="US" style:font-size-asian="13pt" style:font-size-complex="13pt"/>
    </style:style>
    <style:style style:name="T11" style:family="text">
      <style:text-properties fo:font-size="13pt" fo:language="en" fo:country="US" fo:font-style="italic" style:font-size-asian="13pt" style:font-style-asian="italic" style:font-size-complex="13pt" style:font-style-complex="italic"/>
    </style:style>
    <style:style style:name="T12" style:family="text">
      <style:text-properties fo:font-size="30pt" style:font-size-asian="30pt" style:font-size-complex="30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de" fo:country="DE" fo:font-style="italic" style:font-style-asian="italic" style:font-style-complex="italic"/>
    </style:style>
    <style:style style:name="T17" style:family="text">
      <style:text-properties fo:language="en" fo:country="GB"/>
    </style:style>
    <style:style style:name="T18" style:family="text">
      <style:text-properties fo:font-size="27pt" fo:language="en" fo:country="US" style:font-size-asian="27pt" style:font-size-complex="27pt"/>
    </style:style>
    <style:style style:name="T19" style:family="text">
      <style:text-properties fo:font-size="24pt" fo:language="en" fo:country="US" style:font-size-asian="24pt" style:font-size-complex="24pt"/>
    </style:style>
    <style:style style:name="T20" style:family="text">
      <style:text-properties fo:font-size="22pt" fo:language="en" fo:country="US" style:font-size-asian="22pt" style:font-size-complex="22pt"/>
    </style:style>
    <style:style style:name="T21" style:family="text">
      <style:text-properties fo:font-size="20pt" fo:language="en" fo:country="US" style:font-size-asian="20pt" style:font-size-complex="20pt"/>
    </style:style>
    <style:style style:name="T22" style:family="text">
      <style:text-properties fo:font-family="'Source Code Pro'" style:font-pitch="variable" fo:font-size="10pt" fo:language="en" fo:country="US" style:font-family-asian="'Source Code Pro'" style:font-pitch-asian="variable" style:font-size-asian="10pt" style:font-family-complex="'Source Code Pro'" style:font-pitch-complex="variable" style:font-size-complex="10pt"/>
    </style:style>
    <style:style style:name="T23" style:family="text">
      <style:text-properties fo:font-size="17pt" fo:language="en" fo:country="US" style:font-size-asian="17pt" style:font-size-complex="17pt"/>
    </style:style>
    <style:style style:name="T24" style:family="text">
      <style:text-properties fo:color="#ff0000" fo:language="en" fo:country="US"/>
    </style:style>
    <style:style style:name="T25" style:family="text">
      <style:text-properties fo:font-family="'Source Code Pro'" style:font-pitch="variable" fo:font-size="14pt" fo:language="en" fo:country="US" style:font-family-asian="'Source Code Pro'" style:font-pitch-asian="variable" style:font-size-asian="14pt" style:font-family-complex="'Source Code Pro'" style:font-pitch-complex="variable" style:font-size-complex="14pt"/>
    </style:style>
    <style:style style:name="T26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27" style:family="text">
      <style:text-properties fo:font-family="'Source Code Pro'" style:font-pitch="variable" fo:font-size="15pt" fo:language="en" fo:country="US" style:font-family-asian="'Source Code Pro'" style:font-pitch-asian="variable" style:font-size-asian="15pt" style:font-family-complex="'Source Code Pro'" style:font-pitch-complex="variable" style:font-size-complex="15pt"/>
    </style:style>
    <style:style style:name="T28" style:family="text">
      <style:text-properties fo:color="#ff0000" fo:font-size="30pt" fo:language="en" fo:country="US" style:font-size-asian="30pt" style:font-size-complex="30pt"/>
    </style:style>
    <style:style style:name="T29" style:family="text">
      <style:text-properties fo:font-family="'Source Code Pro'" style:font-pitch="variable" fo:font-size="16pt" fo:language="en" fo:country="US" style:font-family-asian="'Source Code Pro'" style:font-pitch-asian="variable" style:font-size-asian="16pt" style:font-family-complex="'Source Code Pro'" style:font-pitch-complex="variable" style:font-size-complex="16pt"/>
    </style:style>
    <style:style style:name="T30" style:family="text">
      <style:text-properties fo:language="en" fo:country="US" style:language-asian="ja" style:country-asian="JP"/>
    </style:style>
    <style:style style:name="T31" style:family="text">
      <style:text-properties fo:font-size="30pt" fo:language="en" fo:country="US" fo:font-weight="bold" style:font-size-asian="30pt" style:font-weight-asian="bold" style:font-size-complex="30pt" style:font-weight-complex="bold"/>
    </style:style>
    <style:style style:name="T32" style:family="text">
      <style:text-properties fo:font-family="'Source Code Pro'" style:font-pitch="variable" fo:font-size="13pt" fo:language="en" fo:country="US" style:font-family-asian="'Source Code Pro'" style:font-pitch-asian="variable" style:font-size-asian="13pt" style:font-family-complex="'Source Code Pro'" style:font-pitch-complex="variable" style:font-size-complex="13pt"/>
    </style:style>
    <style:style style:name="T33" style:family="text">
      <style:text-properties fo:font-family="Wingdings" style:font-pitch="variable" style:font-charset="x-symbol" fo:font-size="26pt" fo:language="en" fo:country="US" style:font-size-asian="26pt" style:font-size-complex="26pt"/>
    </style:style>
    <style:style style:name="T34" style:family="text">
      <style:text-properties fo:font-family="Wingdings" style:font-pitch="variable" style:font-charset="x-symbol" fo:font-size="30pt" fo:language="en" fo:country="US" style:font-size-asian="30pt" style:font-size-complex="30pt"/>
    </style:style>
    <style:style style:name="T35" style:family="text">
      <style:text-properties fo:font-size="40pt" fo:language="en" fo:country="US" fo:font-weight="bold" style:font-size-asian="40pt" style:font-weight-asian="bold" style:font-size-complex="4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Git Workshop" draw:style-name="dp1" draw:master-page-name="Default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Git Workshop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>
          <draw:text-box>
            <text:list text:style-name="L2">
              <text:list-header>
                <text:p text:style-name="P3"><text:span text:style-name="T2">Understanding and using Git for source code management</text:span></text:p>
              </text:list-header>
            </text:list>
          </draw:text-box>
        </draw:frame>
        <draw:custom-shape draw:name="TextBox 3" draw:style-name="gr1" draw:text-style-name="P2" draw:layer="Layout" svg:width="10.848cm" svg:height="0.937cm" svg:x="7.276cm" svg:y="16.651cm">
          <text:list text:style-name="L3">
            <text:list-header>
              <text:p text:style-name="P4"><text:span text:style-name="T3">201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orkshop phases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Workshop phases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3"><text:span text:style-name="T4">Git propaganda</text:span></text:p>
              </text:list-item>
              <text:list-item>
                <text:p text:style-name="P3"><text:span text:style-name="T4">Git concepts</text:span></text:p>
              </text:list-item>
              <text:list-item>
                <text:p text:style-name="P3"><text:span text:style-name="T4">Git use cases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ropaganda" draw:style-name="dp1" draw:master-page-name="Default" presentation:use-date-time-name="dtd1">
        <draw:frame presentation:style-name="pr6" draw:text-style-name="P2" draw:layer="layout" svg:width="21.59cm" svg:height="3.785cm" svg:x="2.006cm" svg:y="12.241cm" presentation:class="title" presentation:user-transformed="true">
          <draw:text-box>
            <text:list text:style-name="L1">
              <text:list-header>
                <text:p text:style-name="P5"><text:span text:style-name="T5">Propaganda</text:span></text:p>
              </text:list-header>
            </text:list>
          </draw:text-box>
        </draw:frame>
        <draw:frame presentation:style-name="pr7" draw:text-style-name="P2" draw:layer="layout" svg:width="21.59cm" svg:height="4.168cm" svg:x="2.006cm" svg:y="8.072cm" presentation:class="outline" presentation:user-transformed="true">
          <draw:text-box>
            <text:list text:style-name="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Git?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Git?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6"><text:span text:style-name="T6">Launched in 2005 by Linus Torvald to cope with the huge Linux kernel project.</text:span></text:p>
              </text:list-item>
              <text:list-item>
                <text:p text:style-name="P6"><text:span text:style-name="T6">Linus Torvald Requirements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7">Allow to work in isolation.</text:span></text:p>
                  </text:list-item>
                  <text:list-item>
                    <text:p text:style-name="P7"><text:span text:style-name="T7">Be really fast (Fast branch, fast merge, apply 10s of patches)</text:span></text:p>
                  </text:list-item>
                  <text:list-item>
                    <text:p text:style-name="P7"><text:span text:style-name="T7">Take CVS as an example of what </text:span><text:span text:style-name="T8">not</text:span><text:span text:style-name="T9"> </text:span><text:span text:style-name="T7">to do (and SVN directly inherits from CVS)</text:span></text:p>
                  </text:list-item>
                  <text:list-item>
                    <text:p text:style-name="P7"><text:span text:style-name="T7">Very strong safeguards against corruption, accidental or malicious</text:span></text:p>
                  </text:list-item>
                </text:list>
              </text:list-item>
            </text:list>
            <text:list text:style-name="L6">
              <text:list-header>
                <text:p text:style-name="P8"><text:span text:style-name="T6"/></text:p>
                <text:p text:style-name="P9"><text:span text:style-name="T10">(source: </text:span><text:span text:style-name="T11">Wikipedia</text:span><text:span text:style-name="T10">)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Git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Git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6"><text:span text:style-name="T12">Strong support for non-linear development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3">Cheap and easy branching and merging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12">Efficient with large project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3">Linux kernel source code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12">Cryptography ensure temper-proof version history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3">SHA-1 checksums for versions and history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12">Distributed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3">Each developer has a copy of the whole repository (all history)</text:span></text:p>
                  </text:list-item>
                  <text:list-item>
                    <text:p text:style-name="P7"><text:span text:style-name="T13">Each developer can share with any / many develop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oncepts" draw:style-name="dp1" draw:master-page-name="Default" presentation:use-date-time-name="dtd1">
        <draw:frame presentation:style-name="pr6" draw:text-style-name="P2" draw:layer="layout" svg:width="21.59cm" svg:height="3.785cm" svg:x="2.006cm" svg:y="12.241cm" presentation:class="title" presentation:user-transformed="true">
          <draw:text-box>
            <text:list text:style-name="L1">
              <text:list-header>
                <text:p text:style-name="P5"><text:span text:style-name="T5">Concepts</text:span></text:p>
              </text:list-header>
            </text:list>
          </draw:text-box>
        </draw:frame>
        <draw:frame presentation:style-name="pr7" draw:text-style-name="P2" draw:layer="layout" svg:width="21.59cm" svg:height="4.168cm" svg:x="2.006cm" svg:y="8.072cm" presentation:class="outline" presentation:user-transformed="true">
          <draw:text-box>
            <text:list text:style-name="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Git repository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Git repository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3"><text:span text:style-name="T4">A Git repository typically consist of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4">A working copy</text:span></text:p>
                  </text:list-item>
                  <text:list-item>
                    <text:p text:style-name="P10"><text:span text:style-name="T4">A .git directory containing the repository data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4">Both are located in the project directory</text:span></text:p>
              </text:list-item>
              <text:list-item>
                <text:p text:style-name="P3"><text:span text:style-name="T4">To start working on a project, you clone the repository</text:span></text:p>
              </text:list-item>
              <text:list-item>
                <text:p text:style-name="P3"><text:span text:style-name="T4">Offline work is the norm</text:span></text:p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Revision graph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Revision graph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3"><text:span text:style-name="T4">Git keeps data as a </text:span><text:span text:style-name="T14">directed acyclical graph </text:span><text:span text:style-name="T4">of snapshots</text:span></text:p>
              </text:list-item>
              <text:list-item>
                <text:p text:style-name="P3"><text:span text:style-name="T4">Each snapshot is a commit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4">Points toward one or more parents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4">Branches can be created and merged at will</text:span></text:p>
              </text:list-item>
              <text:list-item>
                <text:p text:style-name="P3"><text:span text:style-name="T4">All modifications are kept “forever”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4">Dead branches are garbage collected after some 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ommit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Commit</text:p>
              </text:list-header>
            </text:list>
          </draw:text-box>
        </draw:frame>
        <draw:frame presentation:style-name="pr5" draw:text-style-name="P2" draw:layer="layout" svg:width="22.86cm" svg:height="13.317cm" svg:x="1.27cm" svg:y="4.445cm" presentation:class="outline" presentation:user-transformed="true">
          <draw:text-box>
            <text:list text:style-name="L4">
              <text:list-item>
                <text:p text:style-name="P11"><text:span text:style-name="T4">A snapshot of the whole project at a given time</text:span></text:p>
              </text:list-item>
              <text:list-item>
                <text:p text:style-name="P11"><text:span text:style-name="T4">A snapshot stores a copy of each modified files</text:span></text:p>
              </text:list-item>
              <text:list-item>
                <text:p text:style-name="P11"><text:span text:style-name="T4">Identified and verified by a unique SHA1 hash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Example: </text:span><text:span text:style-name="T15">f</text:span><text:span text:style-name="T16">ed2da64c0efc5293610bdd892f82a58e8cbc5d8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17">Locally, a relative reference can be used in place of the SHA1 hash</text:span></text:p>
              </text:list-item>
            </text:list>
            <text:list text:style-name="L7">
              <text:list-item>
                <text:list>
                  <text:list-header>
                    <text:p text:style-name="P13"><text:span text:style-name="T1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Branch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Branch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6"><text:span text:style-name="T6">Just a named pointer to a commit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7">Means: “I want to include the work of this commit and all parent commits.”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6">When on a branch, next commit will have pointed commit as parent</text:span></text:p>
              </text:list-item>
              <text:list-item>
                <text:p text:style-name="P6"><text:span text:style-name="T6">So a branch is cheap</text:span></text:p>
              </text:list-item>
              <text:list-item>
                <text:p text:style-name="P6"><text:span text:style-name="T6">Remote branches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7">remote/origin/master -&gt; points to the master branch of the cloned repository</text:span></text:p>
                  </text:list-item>
                  <text:list-item>
                    <text:p text:style-name="P7"><text:span text:style-name="T7">You can track branches in multiple remote repository at o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HEAD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HEAD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14"><text:span text:style-name="T18">HEAD is the symbolic name for the currently checked out commit</text:span></text:p>
              </text:list-item>
              <text:list-item>
                <text:p text:style-name="P14"><text:span text:style-name="T18">Normally, HEAD points to a branch</text:span></text:p>
              </text:list-item>
              <text:list-item>
                <text:p text:style-name="P14"><text:span text:style-name="T18">You “detach HEAD” when you checkout a commit rather than a branch. HEAD then points to that commit. (AVOID)</text:span></text:p>
              </text:list-item>
              <text:list-item>
                <text:p text:style-name="P14"><text:span text:style-name="T18">When you commit on a detached branch, the HEAD pointer is updated to that commit.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9">The HEAD pointer is now the ONLY reference to that commit</text:span></text:p>
                  </text:list-item>
                  <text:list-item>
                    <text:p text:style-name="P15"><text:span text:style-name="T19"><text:s/></text:span><text:span text:style-name="T19">If you checkout an other branch, your commit will be “lost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Identifying commits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Identifying commits</text:p>
              </text:list-header>
            </text:list>
          </draw:text-box>
        </draw:frame>
        <draw:frame presentation:style-name="pr8" draw:text-style-name="P2" draw:layer="layout" svg:width="20.32cm" svg:height="11.09cm" svg:x="2.571cm" svg:y="7.694cm" presentation:class="outline" presentation:user-transformed="true">
          <draw:text-box>
            <text:list text:style-name="L4">
              <text:list-item>
                <text:p text:style-name="P16"><text:span text:style-name="T20">With the commit’s hash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21">Long and impractical</text:span></text:p>
                  </text:list-item>
                  <text:list-item>
                    <text:p text:style-name="P17"><text:span text:style-name="T21">But it suffice to type only as few characters as necessary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20">With a relative reference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21">Relative references identify a commit in the current repository</text:span></text:p>
                  </text:list-item>
                  <text:list-item>
                    <text:p text:style-name="P17"><text:span text:style-name="T21">Operate from a branch name. Examples:</text:span></text:p>
                    <text:list>
                      <text:list-item>
                        <text:p text:style-name="P18"><text:span text:style-name="T22">git checkout HEAD^^ </text:span><text:span text:style-name="T23">-&gt; detaches HEAD to its grandparent commit</text:span></text:p>
                      </text:list-item>
                      <text:list-item>
                        <text:p text:style-name="P18"><text:span text:style-name="T22">git checkout HEAD~2 </text:span><text:span text:style-name="T23">-&gt; does the same</text:span></text:p>
                      </text:list-item>
                      <text:list-item>
                        <text:p text:style-name="P18"><text:span text:style-name="T22">git checkout HEAD^^2^ </text:span><text:span text:style-name="T23">-&gt; Move up 3 commit, selecting branch two. </text:span></text:p>
                      </text:list-item>
                    </text:list>
                    <text:p text:style-name="P17"><text:span text:style-name="T21"/></text:p>
                    <text:p text:style-name="P17"><text:span text:style-name="T21"/></text:p>
                    <text:p text:style-name="P17"><text:span text:style-name="T2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Merge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Merge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3">A special commit that has two unique parents (at least)</text:p>
              </text:list-item>
              <text:list-item>
                <text:p text:style-name="P3">Allows to join the work from two branches (or several)</text:p>
              </text:list-item>
              <text:list-item>
                <text:p text:style-name="P3">You may have to resolve conflicts, as with any other technology.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Rebase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Rebase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3"><text:span text:style-name="T4">Alternative to merge</text:span></text:p>
              </text:list-item>
              <text:list-item>
                <text:p text:style-name="P3"><text:span text:style-name="T4">Actually ends up merging all the same</text:span></text:p>
              </text:list-item>
              <text:list-item>
                <text:p text:style-name="P3"><text:span text:style-name="T4">Take a sequence of commits and “replays” it on a different branch</text:span></text:p>
              </text:list-item>
              <text:list-item>
                <text:p text:style-name="P3"><text:span text:style-name="T4">Used to “linearize” the commit stream of a branch</text:span></text:p>
              </text:list-item>
              <text:list-item>
                <text:p text:style-name="P3"><text:span text:style-name="T4">Must performed on </text:span><text:span text:style-name="T24">LOCAL COMMIT ONLY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Reset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Reset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3">Set a branch pointer to point to a given commit (or branch, or tag)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Revert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Revert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3"><text:span text:style-name="T4">For undoing “public” changes</text:span></text:p>
              </text:list-item>
              <text:list-item>
                <text:p text:style-name="P3"><text:span text:style-name="T4">Commit new changes that cancel older ones</text:span></text:p>
              </text:list-item>
              <text:list-item>
                <text:p text:style-name="P3"><text:span text:style-name="T4">Ex.: Cancels changes of the latest commit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25">git revert HE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orking copy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Working copy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3">The working copy is the currently checked-out commit plus the current changes</text:p>
              </text:list-item>
            </text:list>
            <text:list text:style-name="L5">
              <text:list-item>
                <text:list>
                  <text:list-item>
                    <text:p text:style-name="P10">It must be considered volatile and temporary</text:p>
                  </text:list-item>
                  <text:list-item>
                    <text:p text:style-name="P10">Commit your changes often, on dedicated branches</text:p>
                  </text:list-item>
                  <text:list-item>
                    <text:p text:style-name="P10">Your working copy should be empty at the end of the 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tash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Stash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3"><text:span text:style-name="T4">Stash is a convenient “hack” that allows you to store away your current working copy changes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4">Good for very temporary work on something else</text:span></text:p>
                  </text:list-item>
                </text:list>
              </text:list-item>
            </text:list>
            <text:list text:style-name="L8">
              <text:list-item>
                <text:p text:style-name="P3"><text:span text:style-name="T24">AVOID STASH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4">Create a branch and commit your changes inste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herry-pick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Cherry-pick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6"><text:span text:style-name="T6">Select and apply the changes of a commit on a different branch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7">This not a merge. Only the commit’s content is ported</text:span></text:p>
                  </text:list-item>
                  <text:list-item>
                    <text:p text:style-name="P7"><text:span text:style-name="T26">History is lost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6">Use merge to back-port bug fixes from release branches</text:span></text:p>
              </text:list-item>
              <text:list-item>
                <text:p text:style-name="P6"><text:span text:style-name="T6">Use </text:span><text:span text:style-name="T27">git cherry-pick </text:span><text:span text:style-name="T6">between unrelated branche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7">When other changes must not be merged into the target branch</text:span></text:p>
                  </text:list-item>
                </text:list>
              </text:list-item>
            </text:list>
            <text:list text:style-name="L8">
              <text:list-item>
                <text:p text:style-name="P6"><text:span text:style-name="T28">AVOID CHERRY-PICK </text:span><text:span text:style-name="T6">unless you really need to cherry-pick the changes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Use cases" draw:style-name="dp1" draw:master-page-name="Default" presentation:use-date-time-name="dtd1">
        <draw:frame presentation:style-name="pr6" draw:text-style-name="P2" draw:layer="layout" svg:width="21.59cm" svg:height="3.785cm" svg:x="2.006cm" svg:y="12.241cm" presentation:class="title" presentation:user-transformed="true">
          <draw:text-box>
            <text:list text:style-name="L1">
              <text:list-header>
                <text:p text:style-name="P5"><text:span text:style-name="T5">Use cases</text:span></text:p>
              </text:list-header>
            </text:list>
          </draw:text-box>
        </draw:frame>
        <draw:frame presentation:style-name="pr7" draw:text-style-name="P2" draw:layer="layout" svg:width="21.59cm" svg:height="4.168cm" svg:x="2.006cm" svg:y="8.072cm" presentation:class="outline" presentation:user-transformed="true">
          <draw:text-box>
            <text:list text:style-name="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lone repo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Clone repo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3"><text:span text:style-name="T4">Clone the XXXXXX project repository from www.github.com</text:span></text:p>
              </text:list-item>
              <text:list-item>
                <text:p text:style-name="P20"><text:span text:style-name="T29">git clone &lt;url&gt;</text:span></text:p>
              </text:list-item>
              <text:list-item>
                <text:p text:style-name="P20"><text:span text:style-name="T29">cd XXXXXX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Commit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21"><text:span text:style-name="T6">Work on the heater project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7">Rumor has it that it needs some refactoring</text:span></text:p>
                  </text:list-item>
                </text:list>
              </text:list-item>
            </text:list>
            <text:list text:style-name="L4">
              <text:list-item>
                <text:p text:style-name="P21"><text:span text:style-name="T6">Review your changes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25">git status</text:span></text:p>
                  </text:list-item>
                </text:list>
              </text:list-item>
            </text:list>
            <text:list text:style-name="L4">
              <text:list-item>
                <text:p text:style-name="P21"><text:span text:style-name="T6">Add the modified files to the index, or staging area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7">The staging area is a index of all the files declared to be part of the next commit</text:span></text:p>
                  </text:list-item>
                  <text:list-item>
                    <text:p text:style-name="P23"><text:span text:style-name="T25">git add &lt;filename&gt;</text:span></text:p>
                  </text:list-item>
                </text:list>
              </text:list-item>
            </text:list>
            <text:list text:style-name="L4">
              <text:list-item>
                <text:p text:style-name="P21"><text:span text:style-name="T6">Commit your changes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25">git commit -m “&lt;your commit message&gt;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ush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Push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3"><text:span text:style-name="T4">Propagate commits to a remote repository</text:span></text:p>
              </text:list-item>
              <text:list-item>
                <text:p text:style-name="P3"><text:span text:style-name="T4">First, you need to fetch latest commits from repository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25">git fetch origin master; git rebase master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4">Do not use pull, as it may a merge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4">Equivalent command: </text:span><text:span text:style-name="T25">git pull –rebase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4">You can push a branch to a remote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25">git push –u &lt;remote repository name&gt;</text:span></text:p>
                  </text:list-item>
                  <text:list-item>
                    <text:p text:style-name="P10"><text:span text:style-name="T4">The -u set the upstream ref to the current bran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onflict resolution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Conflict resolution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3"><text:span text:style-name="T4">In case of conflict, you will have problems during the rebase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4">You need to resolve conflicts or abort</text:span></text:p>
                  </text:list-item>
                  <text:list-item>
                    <text:p text:style-name="P24"><text:span text:style-name="T4">To return to the initial state: </text:span><text:span text:style-name="T25">git rebase --abort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4">Resolve conflict with your favorite editor / tool</text:span></text:p>
              </text:list-item>
              <text:list-item>
                <text:p text:style-name="P3"><text:span text:style-name="T4">Add resolved files to the index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25">git add -r .</text:span></text:p>
                  </text:list-item>
                  <text:list-item>
                    <text:p text:style-name="P19"><text:span text:style-name="T25">git rebase --contin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Branches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Branches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3"><text:span text:style-name="T4">List of branches in your repository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25">git branch -a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4">Create a branch “</text:span><text:span text:style-name="T30">bugFix</text:span><text:span text:style-name="T4">”</text:span><text:span text:style-name="T30"> from the current commit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25">git branch bugFix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4">Work on branch “</text:span><text:span text:style-name="T30">bugFix</text:span><text:span text:style-name="T4">”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25">git checkout bugFix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4">Rebase bugFix commits to master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25">git rebase mas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Branch: Best practices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Branch: Best practices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6"><text:span text:style-name="T6">Create a </text:span><text:span text:style-name="T31">local</text:span><text:span text:style-name="T6"> branch for each task.</text:span></text:p>
              </text:list-item>
              <text:list-item>
                <text:p text:style-name="P6"><text:span text:style-name="T6">Keep local master up-to-date to remote master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7">Create dedicated branches</text:span></text:p>
                  </text:list-item>
                  <text:list-item>
                    <text:p text:style-name="P7"><text:span text:style-name="T7">Do not work with local master checked out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6">Commit often, you can move / manipulate / delete commits later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7">But you cannot recover a lost working copy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6">Squash your commits on a per feature basis before pushing to origin master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7">On the central repository, a feature / bugfix should be contained in one comm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quashing commits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Squashing commits</text:p>
              </text:list-header>
            </text:list>
          </draw:text-box>
        </draw:frame>
        <draw:frame presentation:style-name="pr5" draw:text-style-name="P2" draw:layer="layout" svg:width="22.86cm" svg:height="13.075cm" svg:x="1.27cm" svg:y="4.445cm" presentation:class="outline" presentation:user-transformed="true">
          <draw:text-box>
            <text:list text:style-name="L4">
              <text:list-item>
                <text:p text:style-name="P6"><text:span text:style-name="T6">One way to create atomic commits per feature / bugfix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7">Repeatedly add changes to the last commit</text:span></text:p>
                  </text:list-item>
                  <text:list-item>
                    <text:p text:style-name="P25"><text:span text:style-name="T32">git commit --amend</text:span></text:p>
                  </text:list-item>
                  <text:list-item>
                    <text:p text:style-name="P7"><text:span text:style-name="T7">This approach is limited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6">Squashing commit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7">Grouping several commit into one</text:span></text:p>
                  </text:list-item>
                  <text:list-item>
                    <text:p text:style-name="P7"><text:span text:style-name="T32">git rebase -i HEAD~X</text:span><text:span text:style-name="T7"> where X is the number of commit that you did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6">These two commands </text:span><text:span text:style-name="T28">REWRITE HISTORY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7">Create a backup branch first</text:span></text:p>
                    <text:p text:style-name="P7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File revision history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File revision history</text:p>
              </text:list-header>
            </text:list>
          </draw:text-box>
        </draw:frame>
        <draw:frame presentation:style-name="pr5" draw:text-style-name="P2" draw:layer="layout" svg:width="22.86cm" svg:height="13.018cm" svg:x="1.27cm" svg:y="4.445cm" presentation:class="outline" presentation:user-transformed="true">
          <draw:text-box>
            <text:list text:style-name="L4">
              <text:list-item>
                <text:p text:style-name="P6"><text:span text:style-name="T6">To get the file history of a single file, across rename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7">git log --follow &lt;filename&gt;</text:span></text:p>
                  </text:list-item>
                  <text:list-item>
                    <text:p text:style-name="P7"><text:span text:style-name="T7">git log --follow --p &lt;filename&gt; </text:span><text:span text:style-name="T33"></text:span><text:span text:style-name="T7"> Patch output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6"><text:s/></text:span><text:span text:style-name="T6">git blame &lt;filename&gt; </text:span><text:span text:style-name="T34"></text:span><text:span text:style-name="T6"> What line changed when by who</text:span></text:p>
              </text:list-item>
              <text:list-item>
                <text:p text:style-name="P6"><text:span text:style-name="T6">GUI tool: 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7">gitk &lt;filename&gt;</text:span></text:p>
                  </text:list-item>
                  <text:list-item>
                    <text:p text:style-name="P7"><text:span text:style-name="T7">SourceTree: right click on file &gt; Log Selected …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6">Console tool: tig &lt;filename&gt;</text:span></text:p>
              </text:list-item>
            </text:list>
            <text:list text:style-name="L5">
              <text:list-item>
                <text:list>
                  <text:list-header>
                    <text:p text:style-name="P6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Misc" draw:style-name="dp1" draw:master-page-name="Default" presentation:use-date-time-name="dtd1">
        <draw:frame presentation:style-name="pr6" draw:text-style-name="P2" draw:layer="layout" svg:width="21.59cm" svg:height="3.785cm" svg:x="2.006cm" svg:y="12.241cm" presentation:class="title" presentation:user-transformed="true">
          <draw:text-box>
            <text:list text:style-name="L1">
              <text:list-header>
                <text:p text:style-name="P5"><text:span text:style-name="T35">Misc</text:span></text:p>
              </text:list-header>
            </text:list>
          </draw:text-box>
        </draw:frame>
        <draw:frame presentation:style-name="pr7" draw:text-style-name="P2" draw:layer="layout" svg:width="21.59cm" svg:height="4.168cm" svg:x="2.006cm" svg:y="8.072cm" presentation:class="outline" presentation:user-transformed="true">
          <draw:text-box>
            <text:list text:style-name="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hings to keep in mind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Things to keep in mind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3"><text:span text:style-name="T4">Watch the currently “active” branch. Context matters.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4">Ex.: </text:span><text:span text:style-name="T25">git merge branchB </text:span><text:span text:style-name="T4">will merge branchB into the currently checked out branch.</text:span></text:p>
                  </text:list-item>
                </text:list>
              </text:list-item>
            </text:list>
            <text:list text:style-name="L8">
              <text:list-item>
                <text:p text:style-name="P3"><text:span text:style-name="T24">Do NOT commit binaries </text:span><text:span text:style-name="T4">!! Exploding repo size.</text:span></text:p>
              </text:list-item>
            </text:list>
            <text:list text:style-name="L4">
              <text:list-item>
                <text:p text:style-name="P3"><text:span text:style-name="T4">Many commands support a dry-run parameter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4">-n or --dry-ru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3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dvanced usages possible with git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Advanced usages possible with git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3">Split commit</text:p>
              </text:list-item>
              <text:list-item>
                <text:p text:style-name="P3">Amend old commit</text:p>
              </text:list-item>
              <text:list-item>
                <text:p text:style-name="P3">Partial commit of a file</text:p>
              </text:list-item>
              <text:list-item>
                <text:p text:style-name="P3">Change commit comment (!)</text:p>
              </text:list-item>
              <text:list-item>
                <text:p text:style-name="P3">Change commit sequence</text:p>
                <text:p text:style-name="P3"/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3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uggested readings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Suggested readings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6"><text:span text:style-name="T6">Interactive branching tutorial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7">http://pcottle.github.io/learnGitBranching/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6">Stash server documentation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7">https://confluence.atlassian.com/display/STASH025/Stash+Documentation+Home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6">Scott Chacon, Pro Git (freely available online in several languages!)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7">http://git-scm.com/book/en/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6">Training based on Egit Eclipse plugin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7">http://gerrit-training.scmforge.com/target/exercises/egit/git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3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hank you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Thank you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3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37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036cm" svg:x="1.269cm" svg:y="17.647cm" presentation:class="date-time">
        <draw:text-box>
          <text:list text:style-name="ML1">
            <text:list-header>
              <text:p><text:span text:style-name="MT1"><text:date style:data-style-name="D3" text:date-value="2013-07-30">07/30/13</text:date></text:span></text:p>
            </text:list-header>
          </text:list>
        </draw:text-box>
      </draw:frame>
      <draw:frame presentation:style-name="Mpr2" draw:layer="backgroundobjects" svg:width="8.044cm" svg:height="1.023cm" svg:x="8.678cm" svg:y="17.653cm" presentation:class="footer">
        <draw:text-box>
          <text:list text:style-name="ML1">
            <text:list-header>
              <text:p/>
            </text:list-header>
          </text:list>
        </draw:text-box>
      </draw:frame>
      <draw:frame presentation:style-name="Mpr1" draw:layer="backgroundobjects" svg:width="5.927cm" svg:height="1.036cm" svg:x="18.202cm" svg:y="17.64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it Workshop</dc:title>
    <meta:initial-creator>Raphaël M</meta:initial-creator>
    <meta:creation-date>2013-06-30T16:13:05</meta:creation-date>
    <dc:creator>Raphaël M</dc:creator>
    <dc:date>2013-07-30T21:56:57</dc:date>
    <meta:print-date>2013-07-26T17:22:09</meta:print-date>
    <meta:editing-cycles>514</meta:editing-cycles>
    <meta:editing-duration>P1DT12H16M24S</meta:editing-duration>
    <meta:document-statistic meta:object-count="149"/>
    <meta:generator>LibreOffice/4.0.0.3$MacOSX_x86 LibreOffice_project/53fd80e80f44edd735c18dbc5b6cde811e0a15c</meta:generator>
  </office:meta>
</office:document-meta>
</file>